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1a2231"/>
    </style:style>
    <style:style style:name="P3" style:family="paragraph" style:parent-style-name="Text_20_body">
      <style:text-properties fo:language="en" fo:country="US" officeooo:paragraph-rsid="001ba852"/>
    </style:style>
    <style:style style:name="P4" style:family="paragraph" style:parent-style-name="Text_20_body">
      <style:text-properties fo:language="en" fo:country="US" officeooo:paragraph-rsid="001d7d87"/>
    </style:style>
    <style:style style:name="P5" style:family="paragraph" style:parent-style-name="Standard">
      <style:text-properties fo:language="en" fo:country="US" officeooo:paragraph-rsid="00145839"/>
    </style:style>
    <style:style style:name="P6" style:family="paragraph" style:parent-style-name="Standard">
      <style:text-properties fo:language="en" fo:country="US" officeooo:paragraph-rsid="001d7d87"/>
    </style:style>
    <style:style style:name="P7" style:family="paragraph" style:parent-style-name="Heading_20_1">
      <style:text-properties fo:language="en" fo:country="US"/>
    </style:style>
    <style:style style:name="P8" style:family="paragraph" style:parent-style-name="Heading_20_2">
      <style:text-properties fo:language="en" fo:country="US"/>
    </style:style>
    <style:style style:name="P9" style:family="paragraph" style:parent-style-name="Heading_20_2">
      <style:text-properties fo:language="en" fo:country="US" officeooo:paragraph-rsid="001d7d87"/>
    </style:style>
    <style:style style:name="T1" style:family="text">
      <style:text-properties officeooo:rsid="00145839"/>
    </style:style>
    <style:style style:name="T2" style:family="text">
      <style:text-properties officeooo:rsid="0018447a"/>
    </style:style>
    <style:style style:name="T3" style:family="text">
      <style:text-properties officeooo:rsid="001a2231"/>
    </style:style>
    <style:style style:name="T4" style:family="text">
      <style:text-properties fo:font-weight="normal" officeooo:rsid="001a2231" style:font-weight-asian="normal" style:font-weight-complex="normal"/>
    </style:style>
    <style:style style:name="T5" style:family="text">
      <style:text-properties fo:font-weight="normal" officeooo:rsid="001ba852" style:font-weight-asian="normal" style:font-weight-complex="normal"/>
    </style:style>
    <style:style style:name="T6" style:family="text">
      <style:text-properties fo:font-weight="normal" officeooo:rsid="001d7d87" style:font-weight-asian="normal" style:font-weight-complex="normal"/>
    </style:style>
    <style:style style:name="T7" style:family="text">
      <style:text-properties fo:font-weight="normal" officeooo:rsid="00202373" style:font-weight-asian="normal" style:font-weight-complex="normal"/>
    </style:style>
    <style:style style:name="T8" style:family="text">
      <style:text-properties fo:font-weight="normal" officeooo:rsid="00221cd0" style:font-weight-asian="normal" style:font-weight-complex="normal"/>
    </style:style>
    <style:style style:name="T9" style:family="text">
      <style:text-properties officeooo:rsid="001ba852"/>
    </style:style>
    <style:style style:name="T10" style:family="text">
      <style:text-properties officeooo:rsid="001d7d87"/>
    </style:style>
    <style:style style:name="T11" style:family="text">
      <style:text-properties officeooo:rsid="001ed4ed"/>
    </style:style>
    <style:style style:name="T12" style:family="text">
      <style:text-properties officeooo:rsid="001f121b"/>
    </style:style>
    <style:style style:name="T13" style:family="text">
      <style:text-properties officeooo:rsid="00202373"/>
    </style:style>
    <style:style style:name="T14" style:family="text">
      <style:text-properties officeooo:rsid="0021a852"/>
    </style:style>
    <style:style style:name="T15" style:family="text">
      <style:text-properties officeooo:rsid="00221cd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The immigrant: a captivating film</text:h>
      <text:p text:style-name="P1"/>
      <text:p text:style-name="P1">The immigrant is just release in cinemas.</text:p>
      <text:p text:style-name="P1"/>
      <text:p text:style-name="P3">The immigrant <text:span text:style-name="T3">is an American drama</text:span> produced by James Gray. <text:span text:style-name="T9">It was nominated for the « Palme d’or » at the 2013 Cannes Film Festival. </text:span></text:p>
      <text:p text:style-name="P3">It relates the story of two polish sister, Ewa and Magda who immigrated in the USA in 1921, just after WWI. That film narrates the story of their immigration. </text:p>
      <text:h text:style-name="P9" text:outline-level="2"><text:span text:style-name="T10">Cast</text:span></text:h>
      <text:p text:style-name="P1"><text:span text:style-name="T3">This film is </text:span><text:span text:style-name="T14">play</text:span><text:span text:style-name="T3"> by</text:span> Marion Cottillard (Ewa Cybulski), Joaquin Phoenix (Bruno Weiss), and Jeremy Renner (Orlando the Magician). </text:p>
      <text:p text:style-name="P2"><text:span text:style-name="T2">Marion Cottillard play the role of an </text:span><text:span text:style-name="T3">illegal immigrant </text:span><text:span text:style-name="T9">ready to do everything to stay with her sister in America</text:span><text:span text:style-name="T3">. </text:span><text:span text:style-name="T4">Joaquin Phoenix, </text:span><text:span text:style-name="T5">as Bruno Weiss is a charming but wicked man with multiple facets </text:span><text:span text:style-name="T7">and </text:span><text:span text:style-name="T8">a </text:span><text:span text:style-name="T7">lot of contact.</text:span><text:span text:style-name="T5"> Orlando the Magician (Jeremy Renner) is Bruno’s Brother. He will add his touch </text:span><text:span text:style-name="T8">in this</text:span><text:span text:style-name="T5"> </text:span><text:span text:style-name="T7">dense </text:span><text:span text:style-name="T5">sentimental intrig</text:span><text:span text:style-name="T6">ue.</text:span></text:p>
      <text:h text:style-name="P9" text:outline-level="2"><text:span text:style-name="T10">The story</text:span></text:h>
      <text:p text:style-name="P4">When Ewa and Magda came in the immigration post in Ellis Island, they were both repressed. Magda had the tuberculosis, and needed a <text:span text:style-name="T10">very costly </text:span>treatment. <text:span text:style-name="T10">Their uncle and aunt was not present at immigration post, so they were </text:span><text:span text:style-name="T15">all </text:span><text:span text:style-name="T10">alone in America, Hopefully for Magda, h</text:span>er sister Ewa, <text:span text:style-name="T15">will</text:span> <text:span text:style-name="T15">take good care of </text:span>her.</text:p>
      <text:p text:style-name="P4"><text:span text:style-name="T10">Ewa was rejected from the immigration post, h</text:span>owever, before being sending back to Europe, she met Bruno Weiss, who help <text:span text:style-name="T10">her</text:span> to illegally pass the frontier. <text:span text:style-name="T1">Bruno </text:span><text:span text:style-name="T15">found</text:span><text:span text:style-name="T10"> her</text:span><text:span text:style-name="T1"> a job of dancer. During the whole story, Ewa will do everything she can to help her sister, </text:span><text:span text:style-name="T10">and find money for her </text:span><text:span text:style-name="T13">treatment, that i</text:span><text:span text:style-name="T14">nclude</text:span><text:span text:style-name="T13"> become a prostitute.</text:span></text:p>
      <text:h text:style-name="P8" text:outline-level="2">Conclusion</text:h>
      <text:p text:style-name="P5"><text:span text:style-name="T1">That film is really realistic and very well </text:span><text:span text:style-name="T15">played</text:span><text:span text:style-name="T1">. We nearly can read in the mind of the </text:span><text:span text:style-name="T2">characters.</text:span><text:span text:style-name="T1"> </text:span><text:span text:style-name="T2">The technical work of camera’s director, light, and music </text:span><text:span text:style-name="T15">is</text:span><text:span text:style-name="T2"> excellent.</text:span></text:p>
      <text:p text:style-name="P6"><text:span text:style-name="T10">James Gray ha</text:span><text:span text:style-name="T12">s</text:span><text:span text:style-name="T10"> </text:span><text:span text:style-name="T12">drown </text:span><text:span text:style-name="T11">the portrait of a popular Manhattan in 1921 and have created a very sensitive story. The hearth of everyone inside was pulled between contradictory feelings </text:span><text:span text:style-name="T12">and it’s not a happy ending for all </text:span><text:span text:style-name="T15">characters</text:span><text:span text:style-name="T12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22:14:19.09</meta:creation-date>
    <dc:date>2013-12-04T23:05:46</dc:date>
    <meta:editing-duration>PT11M30S</meta:editing-duration>
    <meta:editing-cycles>4</meta:editing-cycles>
    <meta:generator>LibreOffice/4.0.5.2$Linux_X86_64 LibreOffice_project/400m0$Build-2</meta:generator>
    <dc:creator>Robin Moussu</dc:creator>
    <meta:document-statistic meta:table-count="0" meta:image-count="0" meta:object-count="0" meta:page-count="1" meta:paragraph-count="13" meta:word-count="327" meta:character-count="1891" meta:non-whitespace-character-count="1574"/>
  </office:meta>
</office:document-meta>
</file>